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44bbf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ffd272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style:text-properties style:font-name="Arial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fo:color="#ffffff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7.2cm" svg:x="1.4cm" svg:y="8.6cm">
          <text:p/>
          <draw:enhanced-geometry svg:viewBox="0 0 21600 21600" draw:path-stretchpoint-x="10800" draw:path-stretchpoint-y="10800" draw:text-areas="?f3 ?f4 ?f5 ?f6" draw:type="round-rectangle" draw:modifiers="915.681695706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7cm" svg:height="5.5cm" svg:x="8.4cm" svg:y="9.8cm">
          <text:p/>
          <draw:enhanced-geometry svg:viewBox="0 0 21600 21600" draw:path-stretchpoint-x="10800" draw:path-stretchpoint-y="10800" draw:text-areas="?f3 ?f4 ?f5 ?f6" draw:type="round-rectangle" draw:modifiers="1704.1265224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2cm" svg:height="2.3cm" svg:x="10.6cm" svg:y="10.8cm">
          <text:p text:style-name="P2"><text:span text:style-name="T1">SPI</text:span></text:p>
          <text:p text:style-name="P2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7cm" svg:height="2.3cm" svg:x="14.9cm" svg:y="10.8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8cm" svg:y1="11.95cm" svg:x2="14.9cm" svg:y2="11.95cm" draw:start-shape="id1" draw:start-glue-point="1" draw:end-shape="id2" draw:end-glue-point="3" svg:d="M13800 11950h1100" svg:viewBox="0 0 1101 1">
          <text:p/>
        </draw:connector>
        <draw:frame draw:style-name="gr5" draw:text-style-name="P3" draw:layer="layout" svg:width="4.659cm" svg:height="0.962cm" svg:x="14.3cm" svg:y="14.138cm">
          <draw:text-box>
            <text:p text:style-name="P3"><text:span text:style-name="T1">xCORE device</text:span></text:p>
          </draw:text-box>
        </draw:frame>
        <draw:custom-shape draw:style-name="gr6" draw:text-style-name="P5" xml:id="id3" draw:id="id3" draw:layer="layout" svg:width="1.84cm" svg:height="2.5cm" svg:x="7.6cm" svg:y="11.3cm">
          <text:p text:style-name="P4"><text:span text:style-name="T2">xCORE</text:span></text:p>
          <text:p text:style-name="P4"><text:span text:style-name="T2">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44cm" svg:y1="12.55cm" svg:x2="10.6cm" svg:y2="11.95cm" draw:start-shape="id3" draw:start-glue-point="1" draw:end-shape="id1" draw:end-glue-point="3" svg:d="M9440 12550h581v-600h579" svg:viewBox="0 0 1161 601">
          <text:p/>
        </draw:connector>
        <draw:frame draw:style-name="gr7" draw:layer="layout" svg:width="3.457cm" svg:height="0.962cm" svg:x="8.843cm" svg:y="8.7cm">
          <draw:text-box>
            <text:p>Simulation</text:p>
          </draw:text-box>
        </draw:frame>
        <draw:custom-shape draw:style-name="gr8" draw:text-style-name="P1" draw:layer="layout" svg:width="4cm" svg:height="4cm" svg:x="1.8cm" svg:y="9.7cm">
          <text:p/>
          <draw:enhanced-geometry svg:viewBox="0 0 21600 21600" draw:path-stretchpoint-x="10800" draw:path-stretchpoint-y="10800" draw:text-areas="?f3 ?f4 ?f5 ?f6" draw:type="round-rectangle" draw:modifiers="1754.5613596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3.599cm" svg:height="3.599cm" svg:x="2.001cm" svg:y="9.901cm">
          <text:p/>
          <draw:enhanced-geometry svg:viewBox="0 0 21600 21600" draw:path-stretchpoint-x="10800" draw:path-stretchpoint-y="10800" draw:text-areas="?f3 ?f4 ?f5 ?f6" draw:type="round-rectangle" draw:modifiers="1754.5613596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cm" svg:y1="11.7cm" svg:x2="7.6cm" svg:y2="12.55cm" draw:start-shape="id4" draw:start-glue-point="1" draw:end-shape="id3" draw:end-glue-point="3" svg:d="M5600 11700h1000v850h1000" svg:viewBox="0 0 2001 851">
          <text:p/>
        </draw:connector>
        <draw:polyline draw:style-name="gr10" draw:text-style-name="P1" draw:layer="layout" svg:width="1.999cm" svg:height="0.799cm" svg:x="2.4cm" svg:y="10.3cm" svg:viewBox="0 0 2000 800" draw:points="0,800 563,800 563,0 1333,0 1333,800 1970,800 2000,800">
          <text:p/>
        </draw:polyline>
        <draw:polyline draw:style-name="gr10" draw:text-style-name="P1" draw:layer="layout" svg:width="1.999cm" svg:height="0.799cm" svg:x="3cm" svg:y="11.6cm" svg:viewBox="0 0 2000 800" draw:points="0,800 563,800 563,0 1333,0 1333,800 1970,800 2000,800">
          <text:p/>
        </draw:polyline>
        <draw:frame draw:style-name="gr7" draw:layer="layout" svg:width="5.375cm" svg:height="0.962cm" svg:x="1.4cm" svg:y="13.7cm">
          <draw:text-box>
            <text:p>Waveform view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4-08T12:12:07.124149294</meta:creation-date>
    <dc:date>2015-04-08T12:22:47.378371962</dc:date>
    <dc:creator>David Lacey</dc:creator>
    <meta:editing-duration>P0D</meta:editing-duration>
    <meta:editing-cycles>1</meta:editing-cycles>
    <meta:generator>LibreOffice/4.2.7.2$Linux_X86_64 LibreOffice_project/420m0$Build-2</meta:generator>
    <meta:document-statistic meta:object-count="15"/>
  </office:meta>
</office:document-meta>
</file>